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2" svg:font-family="CIDFont+F2" style:font-family-generic="system" style:font-pitch="variable"/>
    <style:font-face style:name="CIDFont+F7" svg:font-family="CIDFont+F7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left" style:justify-single-word="false" style:writing-mode="lr-tb"/>
      <style:text-properties style:font-name="Liberation Mono" fo:font-weight="bold" fo:background-color="#ffff00" style:font-weight-asian="bold" style:font-weight-complex="bold"/>
    </style:style>
    <style:style style:name="P2" style:family="paragraph" style:parent-style-name="Default_20_Drawing_20_Style">
      <style:paragraph-properties fo:text-align="left" style:justify-single-word="false" style:writing-mode="lr-tb"/>
      <style:text-properties fo:color="#00000a" loext:opacity="100%" style:font-name="Liberation Mono" fo:font-size="12pt" fo:font-weight="normal" officeooo:rsid="00101e2a" officeooo:paragraph-rsid="00101e2a" fo:background-color="transparent" style:font-size-asian="12pt" style:font-weight-asian="normal" style:font-weight-complex="normal"/>
    </style:style>
    <style:style style:name="P3" style:family="paragraph" style:parent-style-name="Default_20_Drawing_20_Style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style:font-name="Liberation Mono" fo:font-size="12pt" fo:language="zxx" fo:country="none" fo:font-style="normal" style:text-underline-style="none" fo:font-weight="normal" officeooo:rsid="00101e2a" officeooo:paragraph-rsid="00101e2a" fo:background-color="transparent" style:font-size-asian="12pt" style:font-weight-asian="normal" style:font-weight-complex="normal"/>
    </style:style>
    <style:style style:name="P4" style:family="paragraph" style:parent-style-name="Default_20_Drawing_20_Style" style:list-style-name="L1">
      <style:paragraph-properties fo:text-align="left" style:justify-single-word="false" style:writing-mode="lr-tb"/>
      <style:text-properties fo:color="#00000a" loext:opacity="100%" style:font-name="Liberation Mono" fo:font-size="12pt" fo:font-weight="bold" officeooo:rsid="00101e2a" officeooo:paragraph-rsid="00101e2a" fo:background-color="transparent" style:font-size-asian="12pt" style:font-weight-asian="bold" style:font-weight-complex="bold"/>
    </style:style>
    <style:style style:name="P5" style:family="paragraph" style:parent-style-name="Default_20_Drawing_20_Style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fo:color="#f8f8f2" loext:opacity="100%" style:font-name="Liberation Mono" fo:font-size="12pt" fo:language="zxx" fo:country="none" fo:font-style="normal" style:text-underline-style="none" fo:font-weight="normal" officeooo:rsid="00101e2a" officeooo:paragraph-rsid="00101e2a" fo:background-color="transparent" style:font-size-asian="12pt" style:font-weight-asian="normal" style:font-weight-complex="normal"/>
    </style:style>
    <style:style style:name="P6" style:family="paragraph" style:parent-style-name="Default_20_Drawing_20_Style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fo:color="#f8f8f2" loext:opacity="100%" style:font-name="Liberation Mono" fo:font-size="12pt" fo:language="zxx" fo:country="none" fo:font-style="normal" style:text-underline-style="none" fo:font-weight="normal" officeooo:rsid="00113ae1" officeooo:paragraph-rsid="00113ae1" fo:background-color="transparent" style:font-size-asian="12pt" style:font-weight-asian="normal" style:font-weight-complex="normal"/>
    </style:style>
    <style:style style:name="P7" style:family="paragraph" style:parent-style-name="Default_20_Drawing_20_Style">
      <style:paragraph-properties fo:text-align="left" style:justify-single-word="false" style:writing-mode="lr-tb"/>
      <style:text-properties fo:color="#00000a" loext:opacity="100%" style:font-name="Liberation Mono" fo:font-size="12pt" fo:font-weight="bold" officeooo:rsid="00101e2a" officeooo:paragraph-rsid="00101e2a" fo:background-color="transparent" style:font-size-asian="12pt" style:font-weight-asian="bold" style:font-weight-complex="bold"/>
    </style:style>
    <style:style style:name="P8" style:family="paragraph" style:parent-style-name="Default_20_Drawing_20_Style">
      <style:paragraph-properties fo:text-align="left" style:justify-single-word="false" style:writing-mode="lr-tb"/>
      <style:text-properties style:font-name="Liberation Mono"/>
    </style:style>
    <style:style style:name="P9" style:family="paragraph" style:parent-style-name="Standard">
      <style:paragraph-properties fo:text-align="left" style:justify-single-word="false" style:writing-mode="lr-tb"/>
      <style:text-properties fo:color="#00000a" loext:opacity="100%" style:font-name="Liberation Mono" fo:font-size="12pt" fo:font-weight="normal" officeooo:rsid="00113ae1" officeooo:paragraph-rsid="00113ae1" fo:background-color="transparent" style:font-size-asian="12pt" style:font-weight-asian="normal" style:font-weight-complex="normal"/>
    </style:style>
    <style:style style:name="P10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style:use-window-font-color="true" loext:opacity="0%" style:font-name="Liberation Mono" fo:font-size="12pt" fo:language="zxx" fo:country="none" fo:font-style="normal" style:text-underline-style="none" fo:font-weight="normal" officeooo:rsid="00113ae1" officeooo:paragraph-rsid="00113ae1" fo:background-color="transparent" style:font-size-asian="12pt" style:font-weight-asian="normal" style:font-weight-complex="normal"/>
    </style:style>
    <style:style style:name="P11" style:family="paragraph" style:parent-style-name="Standard">
      <style:paragraph-properties fo:text-align="left" style:justify-single-word="false" style:writing-mode="lr-tb"/>
      <style:text-properties style:font-name="Liberation Mono" officeooo:paragraph-rsid="00113ae1"/>
    </style:style>
    <style:style style:name="P12" style:family="paragraph" style:parent-style-name="Standard" style:list-style-name="L2">
      <style:paragraph-properties fo:text-align="left" style:justify-single-word="false" style:writing-mode="lr-tb"/>
      <style:text-properties style:font-name="Liberation Mono" officeooo:paragraph-rsid="00113ae1"/>
    </style:style>
    <style:style style:name="P13" style:family="paragraph" style:parent-style-name="Default_20_Drawing_20_Style" style:list-style-name="L2">
      <style:paragraph-properties fo:text-align="left" style:justify-single-word="false" style:writing-mode="lr-tb"/>
      <style:text-properties style:font-name="Liberation Mono"/>
    </style:style>
    <style:style style:name="P14" style:family="paragraph" style:parent-style-name="Standard">
      <style:paragraph-properties fo:text-align="left" style:justify-single-word="false" style:writing-mode="lr-tb"/>
      <style:text-properties fo:color="#00000a" loext:opacity="100%" style:font-name="Liberation Mono" fo:font-size="12pt" fo:font-weight="normal" officeooo:rsid="0012fff0" officeooo:paragraph-rsid="0012fff0" fo:background-color="transparent" style:font-size-asian="12pt" style:font-weight-asian="normal" style:font-weight-complex="normal"/>
    </style:style>
    <style:style style:name="P15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 style:writing-mode="lr-tb"/>
      <style:text-properties fo:color="#00000a" loext:opacity="100%" style:font-name="CIDFont+F7" fo:font-size="12pt" officeooo:rsid="00113ae1" officeooo:paragraph-rsid="00113ae1" style:font-size-asian="12pt"/>
    </style:style>
    <style:style style:name="P16" style:family="paragraph" style:parent-style-name="Standard">
      <style:paragraph-properties fo:text-align="left" style:justify-single-word="false" style:writing-mode="lr-tb"/>
      <style:text-properties fo:color="#00000a" loext:opacity="100%" style:font-name="CIDFont+F7" fo:font-size="12pt" officeooo:rsid="00113ae1" officeooo:paragraph-rsid="00113ae1" style:font-size-asian="12pt"/>
    </style:style>
    <style:style style:name="T1" style:family="text">
      <style:text-properties fo:color="#00000a" loext:opacity="100%" fo:font-size="12pt" fo:font-style="normal" fo:font-weight="normal" officeooo:rsid="00101e2a" fo:background-color="transparent" loext:char-shading-value="0" style:font-size-asian="12pt" style:font-style-asian="normal" style:font-weight-asian="normal" style:font-weight-complex="normal"/>
    </style:style>
    <style:style style:name="T2" style:family="text">
      <style:text-properties fo:color="#00000a" loext:opacity="100%" fo:font-size="12pt" fo:font-style="normal" style:font-size-asian="12pt" style:font-style-asian="normal"/>
    </style:style>
    <style:style style:name="T3" style:family="text">
      <style:text-properties fo:color="#ff0000" loext:opacity="100%" fo:font-size="12pt" style:font-size-asian="12pt"/>
    </style:style>
    <style:style style:name="T4" style:family="text">
      <style:text-properties fo:color="#00000a" loext:opacity="100%" fo:font-size="12pt" style:font-size-asian="12pt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font-style="normal" style:text-underline-style="none" fo:font-weight="normal"/>
    </style:style>
    <style:style style:name="T7" style:family="text">
      <style:text-properties style:font-name="CIDFont+F7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a" loext:opacity="100%" fo:font-size="12pt" fo:font-style="normal" fo:font-weight="normal" officeooo:rsid="00113ae1" style:font-size-asian="12pt" style:font-style-asian="normal" style:font-weight-asian="normal" style:font-weight-complex="normal"/>
    </style:style>
    <style:style style:name="T9" style:family="text">
      <style:text-properties fo:color="#00000a" loext:opacity="100%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10" style:family="text">
      <style:text-properties fo:color="#ff0000" loext:opacity="100%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11" style:family="text">
      <style:text-properties fo:color="#00000a" loext:opacity="100%" fo:font-size="12pt" fo:font-style="normal" fo:font-weight="normal" style:font-size-asian="12pt" style:font-style-asian="normal" style:font-weight-asian="normal"/>
    </style:style>
    <style:style style:name="T12" style:family="text">
      <style:text-properties fo:color="#f8f8f2" loext:opacity="100%" officeooo:rsid="0012fff0"/>
    </style:style>
    <style:style style:name="T13" style:family="text">
      <style:text-properties fo:color="#8be9fd" loext:opacity="100%" fo:font-style="italic"/>
    </style:style>
    <style:style style:name="T14" style:family="text">
      <style:text-properties fo:color="#00000a" loext:opacity="100%" fo:font-size="12pt" fo:font-weight="bold" officeooo:rsid="00113ae1" fo:background-color="#ffff00" loext:char-shading-value="0" style:font-size-asian="12pt" style:font-weight-asian="bold" style:font-weight-complex="bold"/>
    </style:style>
    <style:style style:name="T15" style:family="text">
      <style:text-properties fo:color="#ff0000" loext:opacity="100%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7" style:family="text">
      <style:text-properties fo:color="#f8f8f2" loext:opacity="100%" fo:language="zxx" fo:country="none" fo:font-style="normal" style:text-underline-style="none" fo:background-color="#282a36" loext:char-shading-value="0"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" style:family="text">
      <style:text-properties fo:color="#ffb86c" loext:opacity="100%"/>
    </style:style>
    <style:style style:name="T19" style:family="text">
      <style:text-properties fo:color="#ffb86c" loext:opacity="100%" officeooo:rsid="0012fff0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officeooo:rsid="0012fff0"/>
    </style:style>
    <style:style style:name="T22" style:family="text">
      <style:text-properties fo:color="#f8f8f2" loext:opacity="100%" style:font-name="Liberation Mono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23" style:family="text">
      <style:text-properties fo:color="#f8f8f2" loext:opacity="100%" style:font-name="Liberation Mono" fo:language="zxx" fo:country="none" fo:font-style="normal" style:text-underline-style="none" fo:font-weight="normal" fo:background-color="transparent" loext:char-shading-value="0"/>
    </style:style>
    <style:style style:name="T24" style:family="text">
      <style:text-properties style:font-name="Liberation 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Vytvořte uživatele </text:span><text:span text:style-name="T3">u1,u2,u3</text:span><text:span text:style-name="T4"> , skupinu </text:span><text:span text:style-name="T3">grp</text:span><text:span text:style-name="T4"> <text:s/>a přiřaďte </text:span><text:span text:style-name="T3">u1</text:span><text:span text:style-name="T4"> do </text:span><text:span text:style-name="T3">grp</text:span><text:span text:style-name="T4">? </text:span></text:p>
      <text:p text:style-name="P2">&gt; Vytvoření uživatele</text:p>
      <text:p text:style-name="P3"><text:span text:style-name="T5">$ useradd -m u1</text:span><text:span text:style-name="T6"/></text:p>
      <text:p text:style-name="P3"><text:span text:style-name="T5">$ useradd -m u2</text:span></text:p>
      <text:p text:style-name="P3"><text:span text:style-name="T5">$ useradd -m u3</text:span></text:p>
      <text:list text:style-name="L1">
        <text:list-item>
          <text:p text:style-name="P4">-m = přidá /home/uX</text:p>
        </text:list-item>
      </text:list>
      <text:p text:style-name="P2"/>
      <text:p text:style-name="P2">&gt; <text:s/>Vytvoření skupiny grp, přidání u1 do grp</text:p>
      <text:p text:style-name="P5">$ groupadd grp</text:p>
      <text:p text:style-name="P6"/>
      <text:p text:style-name="P3"><text:span text:style-name="T5">$ usermod -aG grp u1</text:span></text:p>
      <text:p text:style-name="P2"/>
      <text:p text:style-name="P7">Kontrola:</text:p>
      <text:p text:style-name="P3"><text:span text:style-name="T5">$ groups u1</text:span> </text:p>
      <text:p text:style-name="P2"/>
      <text:p text:style-name="P8" loext:marker-style-name="T7"><text:span text:style-name="T8">2. </text:span><text:span text:style-name="T9">Vytvořte adresář </text:span><text:span text:style-name="T10">adresar</text:span><text:span text:style-name="T9"> v domovském adresáři uživatele u1 a v něm soubor </text:span><text:span text:style-name="T10">dokument</text:span><text:span text:style-name="T9"> ?</text:span><text:span text:style-name="T11"> </text:span></text:p>
      <text:p text:style-name="P9"/>
      <text:p text:style-name="P10"><text:span text:style-name="T5">$ </text:span><text:span text:style-name="T12">touch</text:span><text:span text:style-name="T5"> /home/u1/adresar/</text:span><text:span text:style-name="T12">dokument</text:span></text:p>
      <text:p text:style-name="P10"><text:span text:style-name="T5">$ </text:span><text:span text:style-name="T13">cd</text:span><text:span text:style-name="T5"> /home/u1/</text:span></text:p>
      <text:p text:style-name="P9"/>
      <text:p text:style-name="P11"><text:span text:style-name="T14">&gt; </text:span><text:span text:style-name="T9">Nastavte práva na složku </text:span><text:span text:style-name="T10">adresar</text:span><text:span text:style-name="T9"> následovně:</text:span></text:p>
      <text:list text:style-name="L2">
        <text:list-item>
          <text:p text:style-name="P12"><text:span text:style-name="T15">u2</text:span><text:span text:style-name="T16"> vlastník s právy čtení, zápis, list/spouštět </text:span></text:p>
        </text:list-item>
        <text:list-item>
          <text:p text:style-name="P13" loext:marker-style-name="T7"><text:span text:style-name="T15">grp</text:span><text:span text:style-name="T16"> má čtení, zápis <text:s/></text:span></text:p>
        </text:list-item>
        <text:list-item>
          <text:p text:style-name="P13" loext:marker-style-name="T7"><text:span text:style-name="T15">ostatní</text:span><text:span text:style-name="T16"> mohou číst </text:span></text:p>
        </text:list-item>
        <text:list-item>
          <text:p text:style-name="P13" loext:marker-style-name="T7"><text:span text:style-name="T15">u3</text:span><text:span text:style-name="T16"> nemá žádné právo</text:span></text:p>
        </text:list-item>
      </text:list>
      <text:p text:style-name="P9"/>
      <text:p text:style-name="P9">&gt; Vlastník u2 (budte v <text:span text:style-name="T17">/home/u1</text:span>)</text:p>
      <text:p text:style-name="P10"><text:span text:style-name="T5">$ chown u2:grp adresar</text:span></text:p>
      <text:p text:style-name="P9"/>
      <text:p text:style-name="P9">&gt; user: rwx (7) + group: r-x (6) + others: r-- (4)</text:p>
      <text:p text:style-name="P10"><text:span text:style-name="T5">$ chmod </text:span><text:span text:style-name="T18">7</text:span><text:span text:style-name="T19">64</text:span><text:span text:style-name="T5"> adresar</text:span></text:p>
      <text:p text:style-name="P14">prakticky by to mělo spíš být <text:span text:style-name="T20">775</text:span>, protože bez “x” se do adresáře nikdo nedostane.</text:p>
      <text:p text:style-name="P9"/>
      <text:p text:style-name="P9">&gt; Odebrani prav u3 <text:span text:style-name="T21">pomoci ACL</text:span></text:p>
      <text:p text:style-name="P15"><text:span text:style-name="T22">$ </text:span><text:span text:style-name="Source_20_Text"><text:span text:style-name="T23">setfacl -m u:u3:--- adresar</text:span></text:span></text:p>
      <text:p text:style-name="P16"><text:span text:style-name="Source_20_Text"><text:span text:style-name="T24"/></text:span></text:p>
      <text:p text:style-name="P16"><text:span text:style-name="Source_20_Text"><text:span text:style-name="T2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2" svg:font-family="CIDFont+F2" style:font-family-generic="system" style:font-pitch="variable"/>
    <style:font-face style:name="CIDFont+F7" svg:font-family="CIDFont+F7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2" style:font-family-complex="CIDFont+F2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8:33:59.425419494</meta:creation-date>
    <dc:date>2026-04-22T08:59:40.653719850</dc:date>
    <meta:editing-duration>PT25M40S</meta:editing-duration>
    <meta:editing-cycles>4</meta:editing-cycles>
    <meta:generator>LibreOffice/26.2.2.2$Linux_X86_64 LibreOffice_project/620$Build-2</meta:generator>
    <meta:document-statistic meta:table-count="0" meta:image-count="0" meta:object-count="0" meta:page-count="1" meta:paragraph-count="26" meta:word-count="154" meta:character-count="811" meta:non-whitespace-character-count="679"/>
  </office:meta>
</office:document-meta>
</file>